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Başlık_20_ve_20_İçerik_7e_LT_7e_Gliederung_20_1">
      <style:text-properties fo:font-size="12pt" style:font-size-asian="12pt" style:font-size-complex="12pt"/>
    </style:style>
    <style:style style:name="P2" style:family="paragraph" style:parent-style-name="Başlık_20_ve_20_İçerik_7e_LT_7e_Gliederung_20_1">
      <style:text-properties fo:font-size="12pt" officeooo:paragraph-rsid="00019e87" style:font-size-asian="12pt" style:font-size-complex="12pt"/>
    </style:style>
    <style:style style:name="P3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font-size="12pt" style:font-size-asian="12pt" style:font-size-complex="12pt"/>
    </style:style>
    <style:style style:name="P4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font-size="12pt" officeooo:paragraph-rsid="000107a5" style:font-size-asian="12pt" style:font-size-complex="12pt"/>
    </style:style>
    <style:style style:name="P5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font-size="12pt" fo:font-weight="bold" officeooo:rsid="00019e87" officeooo:paragraph-rsid="00019e87" style:font-size-asian="12pt" style:font-weight-asian="bold" style:font-size-complex="12pt" style:font-weight-complex="bold"/>
    </style:style>
    <style:style style:name="P6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font-size="12pt" fo:font-weight="normal" officeooo:rsid="00019e87" officeooo:paragraph-rsid="00019e87" style:font-size-asian="12pt" style:font-weight-asian="normal" style:font-size-complex="12pt" style:font-weight-complex="normal"/>
    </style:style>
    <style:style style:name="P7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font-size="12pt" fo:font-weight="normal" officeooo:rsid="00019e87" officeooo:paragraph-rsid="0004e482" style:font-size-asian="12pt" style:font-weight-asian="normal" style:font-size-complex="12pt" style:font-weight-complex="normal"/>
    </style:style>
    <style:style style:name="P8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ff0000" fo:font-size="12pt" fo:font-weight="bold" officeooo:rsid="00019e87" officeooo:paragraph-rsid="00019e87" style:font-size-asian="12pt" style:font-weight-asian="bold" style:font-size-complex="12pt" style:font-weight-complex="bold"/>
    </style:style>
    <style:style style:name="P9" style:family="paragraph" style:parent-style-name="Başlık_20_ve_20_İçerik_7e_LT_7e_Titel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ff0000" fo:font-size="12pt" style:font-size-asian="12pt" style:font-size-complex="12pt"/>
    </style:style>
    <style:style style:name="P10" style:family="paragraph" style:parent-style-name="Başlık_20_ve_20_İçerik_7e_LT_7e_Titel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ff0000" fo:font-size="12pt" officeooo:paragraph-rsid="000107a5" style:font-size-asian="12pt" style:font-size-complex="12pt"/>
    </style:style>
    <style:style style:name="P11" style:family="paragraph" style:parent-style-name="Standard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font-size="12pt" fo:font-weight="normal" officeooo:rsid="00019e87" officeooo:paragraph-rsid="00019e87" style:font-size-asian="12pt" style:font-weight-asian="normal" style:font-size-complex="12pt" style:font-weight-complex="normal"/>
    </style:style>
    <style:style style:name="P12" style:family="paragraph" style:parent-style-name="Başlık_20_ve_20_İçerik_7e_LT_7e_Gliederung_20_2">
      <style:paragraph-properties fo:margin-left="0cm" fo:margin-right="0cm" fo:margin-top="0.198cm" fo:margin-bottom="0cm" loext:contextual-spacing="false" style:line-height-at-least="0.353cm" fo:text-indent="0cm" style:auto-text-indent="false"/>
      <style:text-properties officeooo:paragraph-rsid="00033213"/>
    </style:style>
    <style:style style:name="P13" style:family="paragraph" style:parent-style-name="Başlık_20_ve_20_İçerik_7e_LT_7e_Titel">
      <style:text-properties fo:color="#ff0000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style:font-name="Calibri" fo:font-size="12pt" style:font-size-asian="12pt" style:font-size-complex="12pt"/>
    </style:style>
    <style:style style:name="P16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style:font-name="Calibri" fo:font-size="12pt" officeooo:paragraph-rsid="000107a5" style:font-size-asian="12pt" style:font-size-complex="12pt"/>
    </style:style>
    <style:style style:name="P17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style:font-name="Calibri" fo:font-size="12pt" fo:font-weight="bold" officeooo:rsid="00019e87" officeooo:paragraph-rsid="00019e87" style:font-size-asian="12pt" style:font-weight-asian="bold" style:font-size-complex="12pt" style:font-weight-complex="bold"/>
    </style:style>
    <style:style style:name="P18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style:font-name="Calibri" fo:font-size="12pt" fo:font-weight="normal" officeooo:rsid="00019e87" officeooo:paragraph-rsid="00019e87" style:font-size-asian="12pt" style:font-weight-asian="normal" style:font-size-complex="12pt" style:font-weight-complex="normal"/>
    </style:style>
    <style:style style:name="P19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000000" style:font-name="Calibri" fo:font-size="12pt" style:font-size-asian="12pt" style:font-size-complex="12pt"/>
    </style:style>
    <style:style style:name="P20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21" style:family="paragraph" style:parent-style-name="Başlık_20_ve_20_İçerik_7e_LT_7e_Gliederung_20_1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ff0000" style:font-name="Calibri" fo:font-size="12pt" fo:font-weight="bold" style:font-size-asian="12pt" style:font-weight-asian="bold" style:font-size-complex="12pt" style:font-weight-complex="bold"/>
    </style:style>
    <style:style style:name="P22" style:family="paragraph" style:parent-style-name="Başlık_20_ve_20_İçerik_7e_LT_7e_Gliederung_20_1">
      <style:text-properties style:font-name="Calibri" fo:font-size="12pt" fo:font-weight="bold" officeooo:paragraph-rsid="00019e87" style:font-size-asian="12pt" style:font-weight-asian="bold" style:font-size-complex="12pt"/>
    </style:style>
    <style:style style:name="P23" style:family="paragraph" style:parent-style-name="Başlık_20_ve_20_İçerik_7e_LT_7e_Gliederung_20_1">
      <style:text-properties style:font-name="Calibri" fo:font-size="12pt" fo:font-weight="bold" officeooo:rsid="00019e87" officeooo:paragraph-rsid="00019e87" style:font-size-asian="12pt" style:font-weight-asian="bold" style:font-size-complex="12pt"/>
    </style:style>
    <style:style style:name="P24" style:family="paragraph" style:parent-style-name="Başlık_20_ve_20_İçerik_7e_LT_7e_Gliederung_20_1">
      <style:text-properties style:font-name="Calibri" fo:font-size="12pt" style:font-size-asian="12pt" style:font-size-complex="12pt"/>
    </style:style>
    <style:style style:name="P25" style:family="paragraph" style:parent-style-name="Başlık_20_ve_20_İçerik_7e_LT_7e_Gliederung_20_1">
      <style:text-properties fo:color="#ff0000" style:font-name="Calibri" fo:font-size="12pt" fo:font-weight="bold" style:font-size-asian="12pt" style:font-weight-asian="bold" style:font-size-complex="12pt"/>
    </style:style>
    <style:style style:name="P26" style:family="paragraph" style:parent-style-name="Başlık_20_ve_20_İçerik_7e_LT_7e_Gliederung_20_1">
      <style:text-properties fo:color="#000000" fo:font-size="12pt" style:font-size-asian="12pt" style:font-size-complex="12pt"/>
    </style:style>
    <style:style style:name="P27" style:family="paragraph" style:parent-style-name="Başlık_20_ve_20_İçerik_7e_LT_7e_Gliederung_20_1" style:list-style-name="L1">
      <style:paragraph-properties fo:margin-top="0.226cm" fo:margin-bottom="0cm" loext:contextual-spacing="false" style:line-height-at-least="0.353cm"/>
      <style:text-properties style:font-name="Calibri" fo:font-size="12pt" style:font-size-asian="12pt" style:font-size-complex="12pt"/>
    </style:style>
    <style:style style:name="P28" style:family="paragraph" style:parent-style-name="Başlık_20_ve_20_İçerik_7e_LT_7e_Gliederung_20_2">
      <style:paragraph-properties fo:margin-left="0cm" fo:margin-right="0cm" fo:margin-top="0.198cm" fo:margin-bottom="0cm" loext:contextual-spacing="false" style:line-height-at-least="0.353cm" fo:text-indent="0cm" style:auto-text-indent="false"/>
      <style:text-properties style:font-name="Calibri" fo:font-size="12pt" style:font-size-asian="12pt" style:font-size-complex="12pt"/>
    </style:style>
    <style:style style:name="P29" style:family="paragraph" style:parent-style-name="Başlık_20_ve_20_İçerik_7e_LT_7e_Gliederung_20_2" style:list-style-name="L2">
      <style:paragraph-properties fo:margin-top="0.198cm" fo:margin-bottom="0cm" loext:contextual-spacing="false" style:line-height-at-least="0.353cm"/>
      <style:text-properties style:font-name="Calibri" fo:font-size="12pt" style:font-size-asian="12pt" style:font-size-complex="12pt"/>
    </style:style>
    <style:style style:name="P30" style:family="paragraph" style:parent-style-name="Başlık_20_ve_20_İçerik_7e_LT_7e_Titel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ff0000" style:font-name="Calibri" fo:font-size="12pt" fo:font-weight="bold" style:font-size-asian="12pt" style:font-weight-asian="bold" style:font-size-complex="12pt"/>
    </style:style>
    <style:style style:name="P31" style:family="paragraph" style:parent-style-name="Başlık_20_ve_20_İçerik_7e_LT_7e_Titel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fo:color="#ff0000" style:font-name="Calibri" fo:font-size="12pt" fo:font-weight="bold" officeooo:rsid="00019e87" officeooo:paragraph-rsid="00019e87" style:font-size-asian="12pt" style:font-weight-asian="bold" style:font-size-complex="12pt" style:font-weight-complex="bold"/>
    </style:style>
    <style:style style:name="P32" style:family="paragraph" style:parent-style-name="Başlık_20_ve_20_İçerik_7e_LT_7e_Titel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style:font-name="Calibri" fo:font-size="12pt" fo:font-weight="normal" officeooo:rsid="00019e87" officeooo:paragraph-rsid="00019e87" style:font-size-asian="12pt" style:font-weight-asian="normal" style:font-size-complex="12pt" style:font-weight-complex="normal"/>
    </style:style>
    <style:style style:name="P33" style:family="paragraph" style:parent-style-name="Başlık_20_ve_20_İçerik_7e_LT_7e_Titel">
      <style:text-properties fo:color="#ff0000" style:font-name="Calibri" fo:font-size="12pt" fo:font-weight="bold" style:font-size-asian="12pt" style:font-weight-asian="bold" style:font-size-complex="12pt"/>
    </style:style>
    <style:style style:name="P34" style:family="paragraph" style:parent-style-name="Başlık_20_ve_20_İçerik_7e_LT_7e_Titel">
      <style:text-properties fo:color="#ff0000" style:font-name="Calibri" fo:font-size="12pt" fo:font-weight="bold" officeooo:paragraph-rsid="00069bf6" style:font-size-asian="12pt" style:font-weight-asian="bold" style:font-size-complex="12pt" style:font-weight-complex="bold"/>
    </style:style>
    <style:style style:name="P35" style:family="paragraph" style:parent-style-name="Başlık_20_ve_20_İçerik_7e_LT_7e_Titel">
      <style:text-properties fo:color="#000000" style:font-name="Calibri" fo:font-size="12pt" officeooo:paragraph-rsid="00069bf6" style:font-size-asian="12pt" style:font-size-complex="12pt"/>
    </style:style>
    <style:style style:name="P36" style:family="paragraph" style:parent-style-name="Başlık_20_ve_20_İçerik_7e_LT_7e_Titel">
      <style:text-properties fo:color="#c9211e" fo:font-size="12pt" style:font-size-asian="12pt" style:font-size-complex="12pt"/>
    </style:style>
    <style:style style:name="P37" style:family="paragraph" style:parent-style-name="Standard">
      <style:paragraph-properties fo:margin-left="0cm" fo:margin-right="0cm" fo:margin-top="0.226cm" fo:margin-bottom="0cm" loext:contextual-spacing="false" style:line-height-at-least="0.353cm" fo:text-indent="0cm" style:auto-text-indent="false"/>
      <style:text-properties style:font-name="Calibri" fo:font-size="12pt" style:font-size-asian="12pt" style:font-size-complex="12pt"/>
    </style:style>
    <style:style style:name="P38" style:family="paragraph" style:parent-style-name="Standard">
      <style:text-properties fo:color="#000000" fo:font-size="12pt" style:font-size-asian="12pt" style:font-size-complex="12pt"/>
    </style:style>
    <style:style style:name="P39" style:family="paragraph" style:parent-style-name="Standard">
      <style:text-properties fo:color="#c9211e" style:text-outline="false" style:text-line-through-style="none" style:text-line-through-type="none" style:font-name="Calibri" fo:font-size="12pt" fo:letter-spacing="normal" fo:font-style="normal" fo:text-shadow="none" style:text-underline-style="none" fo:font-weight="normal" officeooo:rsid="0006bc62" officeooo:paragraph-rsid="0006bc62" style:letter-kerning="true" style:font-name-asian="Tahoma" style:font-size-asian="12pt" style:font-style-asian="normal" style:font-weight-asian="normal" style:font-name-complex="Times New Roman" style:font-size-complex="12pt" style:font-weight-complex="normal" style:text-emphasize="none"/>
    </style:style>
    <style:style style:name="P40" style:family="paragraph" style:parent-style-name="Standard">
      <style:text-properties fo:color="#c9211e" style:text-outline="false" style:text-line-through-style="none" style:text-line-through-type="none" style:font-name="Calibri" fo:font-size="12pt" fo:letter-spacing="normal" fo:font-style="normal" fo:text-shadow="none" style:text-underline-style="none" fo:font-weight="bold" officeooo:rsid="0006bc62" officeooo:paragraph-rsid="0006bc62" style:letter-kerning="true" style:font-name-asian="Tahoma" style:font-size-asian="12pt" style:font-style-asian="normal" style:font-weight-asian="bold" style:font-name-complex="Times New Roman" style:font-size-complex="12pt" style:font-weight-complex="bold" style:text-emphasize="none"/>
    </style:style>
    <style:style style:name="T1" style:family="text">
      <style:text-properties style:font-name="Calibri"/>
    </style:style>
    <style:style style:name="T2" style:family="text">
      <style:text-properties style:font-name="Calibri" fo:font-size="44pt" fo:font-weight="bold" style:font-size-asian="44pt" style:font-weight-asian="bold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weight="bold" officeooo:rsid="000107a5" style:font-weight-asian="bold"/>
    </style:style>
    <style:style style:name="T5" style:family="text">
      <style:text-properties style:font-name="Calibri" fo:font-weight="bold" officeooo:rsid="0006bc62" style:font-weight-asian="bold"/>
    </style:style>
    <style:style style:name="T6" style:family="text">
      <style:text-properties style:font-name="Calibri" fo:font-size="12pt" fo:font-weight="bold" style:font-size-asian="12pt" style:font-weight-asian="bold" style:font-size-complex="12pt"/>
    </style:style>
    <style:style style:name="T7" style:family="text">
      <style:text-properties style:font-name="Calibri" fo:font-size="12pt" fo:font-weight="bold" officeooo:rsid="00019e87" style:font-size-asian="12pt" style:font-weight-asian="bold" style:font-size-complex="12pt"/>
    </style:style>
    <style:style style:name="T8" style:family="text">
      <style:text-properties style:font-name="Calibri" fo:font-size="12pt" fo:font-weight="bold" officeooo:rsid="00019e87" style:font-size-asian="12pt" style:font-weight-asian="bold" style:font-size-complex="12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text-outline="false" style:text-line-through-style="none" style:text-line-through-type="none" style:font-name="Calibri" fo:font-size="44pt" fo:letter-spacing="normal" fo:font-style="normal" fo:text-shadow="none" style:text-underline-style="none" fo:font-weight="bold" officeooo:rsid="0006bc62" style:letter-kerning="true" style:font-name-asian="Tahoma" style:font-size-asian="44pt" style:font-style-asian="normal" style:font-weight-asian="bold" style:font-name-complex="Times New Roman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bold" officeooo:rsid="0006bc62" style:letter-kerning="true" style:font-name-asian="Tahoma" style:font-style-asian="normal" style:font-weight-asian="bold" style:font-name-complex="Times New Roman" style:text-emphasize="none"/>
    </style:style>
    <style:style style:name="T12" style:family="text">
      <style:text-properties fo:color="#000000" style:font-name="Calibri" fo:font-size="44pt" fo:font-weight="bold" style:font-size-asian="44pt" style:font-weight-asian="bold" style:font-size-complex="12pt"/>
    </style:style>
    <style:style style:name="T13" style:family="text">
      <style:text-properties fo:color="#000000" style:font-name="Calibri" fo:font-size="44pt" fo:font-weight="bold" officeooo:rsid="0006bc62" style:font-size-asian="44pt" style:font-weight-asian="bold" style:font-size-complex="12pt"/>
    </style:style>
    <style:style style:name="T14" style:family="text">
      <style:text-properties fo:color="#000000" style:font-name="Calibri" fo:font-weight="bold" style:font-weight-asian="bold"/>
    </style:style>
    <style:style style:name="T15" style:family="text">
      <style:text-properties fo:color="#000000" style:font-name="Calibri" fo:font-weight="bold" officeooo:rsid="0006bc62" style:font-weight-asian="bold"/>
    </style:style>
    <style:style style:name="T16" style:family="text">
      <style:text-properties fo:color="#ff0000" style:font-name="Calibri" fo:font-size="12pt" fo:font-weight="bold" officeooo:rsid="00033213" style:font-size-asian="12pt" style:font-weight-asian="bold" style:font-size-complex="12pt" style:font-weight-complex="bold"/>
    </style:style>
    <style:style style:name="T17" style:family="text">
      <style:text-properties fo:color="#ff0000" style:font-name="Calibri" fo:font-size="12pt" fo:font-weight="bold" officeooo:rsid="00019e87" style:font-size-asian="12pt" style:font-weight-asian="bold" style:font-size-complex="12pt" style:font-weight-complex="bold"/>
    </style:style>
    <style:style style:name="T18" style:family="text">
      <style:text-properties fo:color="#ff0000" style:font-name="Calibri" fo:font-weight="bold" style:font-weight-asian="bold"/>
    </style:style>
    <style:style style:name="T19" style:family="text">
      <style:text-properties fo:color="#ff0000" style:text-outline="false" style:text-line-through-style="none" style:text-line-through-type="none" style:font-name="Calibri" fo:font-size="12pt" fo:letter-spacing="normal" fo:font-style="normal" fo:text-shadow="none" style:text-underline-style="none" fo:font-weight="bold" officeooo:rsid="00019e87" style:letter-kerning="true" style:font-name-asian="Tahoma" style:font-size-asian="12pt" style:font-style-asian="normal" style:font-weight-asian="bold" style:font-name-complex="Times New Roman" style:font-size-complex="12pt" style:font-weight-complex="bold" style:text-emphasize="none"/>
    </style:style>
    <style:style style:name="T20" style:family="text">
      <style:text-properties fo:color="#c00000" style:font-name="Calibri"/>
    </style:style>
    <style:style style:name="T21" style:family="text">
      <style:text-properties style:text-outline="false" style:text-line-through-style="none" style:text-line-through-type="none" style:font-name="Calibri" fo:font-size="12pt" fo:letter-spacing="normal" fo:font-style="normal" fo:text-shadow="none" style:text-underline-style="none" fo:font-weight="bold" officeooo:rsid="00019e87" style:letter-kerning="true" style:font-name-asian="Tahoma" style:font-size-asian="12pt" style:font-style-asian="normal" style:font-weight-asian="bold" style:font-name-complex="Times New Roman" style:font-size-complex="12pt" style:text-emphasize="none"/>
    </style:style>
    <style:style style:name="T22" style:family="text">
      <style:text-properties style:text-outline="false" style:text-line-through-style="none" style:text-line-through-type="none" style:font-name="Calibri" fo:letter-spacing="normal" fo:font-style="normal" fo:text-shadow="none" style:text-underline-style="none" fo:font-weight="bold" officeooo:rsid="0006bc62" style:letter-kerning="true" style:font-name-asian="Tahoma" style:font-style-asian="normal" style:font-weight-asian="bold" style:font-name-complex="Times New Roman" style:text-emphasize="none"/>
    </style:style>
    <style:style style:name="T23" style:family="text">
      <style:text-properties officeooo:rsid="0006bc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Dağıtık siste</text:span><text:span text:style-name="T4">m nedir ?</text:span></text:p>
      <text:p text:style-name="P15">Birbirinden bağımsız ancak bir ağ üzerinden haberleşerek uyumlu bir biçimde tek bir hesaplama birimi gibi çalışan bilgisayarlar topluluğudur.</text:p>
      <text:p text:style-name="P15"/>
      <text:p text:style-name="P30">Dağıtık Sistemlerin Avantajları?</text:p>
      <text:p text:style-name="P15">• Ölçeklenebilir(scalability) ve Bel bağlanabilir(reliability) </text:p>
      <text:p text:style-name="P15">• Artan büyüme için potansiyeli var </text:p>
      <text:p text:style-name="P15">• İletişim ve kaynak paylaşımı imkanı</text:p>
      <text:p text:style-name="P16">• Fiyat/Performans oranı yüksek </text:p>
      <text:p text:style-name="P10"><text:span text:style-name="T3">Dağıtık Sistemlerin </text:span><text:span text:style-name="T4">DEZ</text:span><text:span text:style-name="T3">Avantajları?</text:span></text:p>
      <text:p text:style-name="P15">• Karmaşık ve kontrolü zor bir sistem.</text:p>
      <text:p text:style-name="P15">• Network gerekli, networksüz olmaz. </text:p>
      <text:p text:style-name="P15">• Güvenlik ve mahremiyet (fiziksel uzaklık sebebiyle) </text:p>
      <text:p text:style-name="P15">• Dağıtık sisteme uygun işletim sistemi, uygulama gerekli </text:p>
      <text:p text:style-name="P37"/>
      <text:p text:style-name="P13"><text:span text:style-name="T6">Karakteristik özellikler</text:span><text:span text:style-name="T7">i </text:span><text:span text:style-name="T21">nelerdir</text:span><text:span text:style-name="T7"> ?</text:span></text:p>
      <text:p text:style-name="P1"><text:span text:style-name="T3">Yüksek Erişebilirlik</text:span><text:span text:style-name="T1">: Dağıtık sistemlerin, erişebilirliğinin olabildiğince yüksek olması beklenir. Başarısız bir işlem olsa bile, işlemi tetikleyen kaynağın mutlaka sisteme bir şekilde erişimi olması beklenir. </text:span></text:p>
      <text:p text:style-name="P3"><text:span text:style-name="T3">Güvenlik</text:span><text:span text:style-name="T1">: Dağıtık sistemlerde, işlemlere ve veriye erişim yetkilendirilir. </text:span></text:p>
      <text:p text:style-name="P4"><text:span text:style-name="T3">Performans</text:span><text:span text:style-name="T1">: Dağıtık sistemlerin, kendi performanslarının farkında olması beklenir. Belli sistem yoğunluklarında alacağı aksiyonların belirli olması sistem tasarımında önemlidir.</text:span></text:p>
      <text:p text:style-name="P4"><text:span text:style-name="T3">Açıklık</text:span><text:span text:style-name="T1">: Dağıtık sistemler genişletilmeye açık olmalıdır. Sisteme kolaylıkla alt sistem bileşenleri eklenebilmelidir. </text:span></text:p>
      <text:p text:style-name="P4"><text:span text:style-name="T3">Ölçeklenebilirlik</text:span><text:span text:style-name="T1">: Dağıtık sistemler kaynak kullanımı konusunda kolayca ölçeklenebilmelidir. Kaynak kullanımına göre sistemin verimli çalışmaya devam etmesi bir şekilde sağlanmalıdır. </text:span></text:p>
      <text:p text:style-name="P4"><text:span text:style-name="T3">Tutarlılık</text:span><text:span text:style-name="T1">: Sistemin tutarlı olması beklenir. Aynı anda, aynı veri kaynağına erişen sistemlerin uyumlu ve tutarlı çalışması gerekmektedir.</text:span></text:p>
      <text:p text:style-name="P14"/>
      <text:p text:style-name="P1"><text:span text:style-name="T18">Kaynak paylaşımı</text:span><text:span text:style-name="T3">(resource sharing), çoğaltma(replication), tutarlılık(consistency)?</text:span></text:p>
      <text:p text:style-name="P16">• Kaynak paylaşımı, cpu ram vs. en kabaca performans kazancı. </text:p>
      <text:p text:style-name="P16">• Çoğaltma, veriyi ya da işlemi ayrı bir makinedeki kopyalarak kolay erişme ve kolay işleme .</text:p>
      <text:p text:style-name="P16">• Tutarlılık, çoğalttığın için bir yerdeki değişikliği kopyasına bildirip değiştirilmesi gerekiyor.</text:p>
      <text:p text:style-name="P14"/>
      <text:p text:style-name="P14"/>
      <text:p text:style-name="P33"><text:soft-page-break/>Dağıtıkla ilgili terimler?</text:p>
      <text:p text:style-name="P2"><text:span text:style-name="T3">Openness(Açık olmak);</text:span><text:span text:style-name="T1"> Standartı belli, tanımlı, kullanılabilir. Açık kaynak.</text:span></text:p>
      <text:p text:style-name="P2"><text:span text:style-name="T3">Scalability(Ölçeklenebilir);</text:span><text:span text:style-name="T1"> artan veri, kullanıcı vb. özelliklerini karşılayabilecek şekilde gelişebilme yeteneğidir.</text:span></text:p>
      <text:p text:style-name="P2"><text:span text:style-name="T3">Reliability(Güvenilebilirlik-Bel bağlanabilirlik);</text:span><text:span text:style-name="T1"> Verilen sonuçların doğru olması, yanıltmaması.</text:span></text:p>
      <text:p text:style-name="P22">Extensibility(Genişletilebilir, eklenebilir);</text:p>
      <text:p text:style-name="P14"/>
      <text:p text:style-name="P25">Dağıtık Mimari Nedir ?</text:p>
      <text:p text:style-name="P23">(1. Soru ile aynı anlam)</text:p>
      <text:p text:style-name="P19">Dağıtık sistem, birden fazla bilgisayar ve/veya sunucunun birbirleri arasında iletişim kurması ve birbirleri ile replika şekilde bir ağ bütünü olarak çalışmasına denir.</text:p>
      <text:p text:style-name="P24">-Bu büyük ağ da bulunan donanımlar kullanıcıya tek bir bilgisayar gibi davranır ve en iyi performansı sağlamayı amaçlar.</text:p>
      <text:p text:style-name="P14"/>
      <text:p text:style-name="P14"/>
      <text:p text:style-name="P24">Dağıtık mimarinin yapılandırılması çalışabilmesi için çeşitli bileşenlerin birbiriyle uyumlu ve senkron şekilde çalışılabilmesi gerekmemektedir.</text:p>
      <text:p text:style-name="P24"/>
      <text:p text:style-name="P33">Dağıtık Mimarinin Yapı Gereksinimleri</text:p>
      <text:list xml:id="list2579140340" text:style-name="L1">
        <text:list-item>
          <text:p text:style-name="P27">İşletim sistemleri</text:p>
        </text:list-item>
        <text:list-item>
          <text:p text:style-name="P27">Donanım mimarileri</text:p>
        </text:list-item>
        <text:list-item>
          <text:p text:style-name="P27">İletişim mimarileri</text:p>
        </text:list-item>
        <text:list-item>
          <text:p text:style-name="P27">Programlama dilleri</text:p>
        </text:list-item>
        <text:list-item>
          <text:p text:style-name="P27">Yazılım ara yüzleri</text:p>
        </text:list-item>
        <text:list-item>
          <text:p text:style-name="P27">Güvenlik ölçüleri</text:p>
        </text:list-item>
        <text:list-item>
          <text:p text:style-name="P27">Bilgi gösterimleri</text:p>
        </text:list-item>
      </text:list>
      <text:p text:style-name="P5"/>
      <text:p text:style-name="P5"/>
      <text:p text:style-name="P8">Dağıtık Yapı Örenekleri </text:p>
      <text:p text:style-name="P6">Torrent Yahoo Facebook İnstagram </text:p>
      <text:p text:style-name="P6"/>
      <text:p text:style-name="P17"><text:soft-page-break/></text:p>
      <text:p text:style-name="P12"><text:span text:style-name="T17">Heterojen sistem </text:span><text:span text:style-name="T8">- <text:s/></text:span><text:span text:style-name="T16">H</text:span><text:span text:style-name="T17">omojen </text:span><text:span text:style-name="T19">S</text:span><text:span text:style-name="T17">istem</text:span></text:p>
      <text:p text:style-name="P7"><text:span text:style-name="T1">Sistemdeki tüm veritabanının aynı tipte olduğu durum </text:span><text:span text:style-name="T20">homojen</text:span><text:span text:style-name="T1"> sistem,</text:span></text:p>
      <text:p text:style-name="P7"><text:span text:style-name="T1">farklı VTYS'ler bulunması durumu ise </text:span><text:span text:style-name="T20">heterojen</text:span><text:span text:style-name="T1"> sistem olarak adlandırılır. </text:span></text:p>
      <text:p text:style-name="P28">Heterojen sistemlerde farklı VTYS'ler arası haberleşme "gateway" adı verilen arayüzler ile sağlanır</text:p>
      <text:p text:style-name="P32"/>
      <text:p text:style-name="P31">Replication (Yineleme)</text:p>
      <text:p text:style-name="P18">Her parça sistemdeki tüm sunucularda saklanabilir veya seçilmiş parçalar, seçilmiş sunucularda saklanabilir.</text:p>
      <text:p text:style-name="P15">İstemcinin bir sunucu üzerinde yaptığı değişikliğin diğer sunuculara da yansıtılması gereklidir.</text:p>
      <text:p text:style-name="P15">Replication işlemi dağıtık veritabanında değişiklikler arayan özel bir yazılım kullanmayı gerektirir. </text:p>
      <text:p text:style-name="P15">Değişiklikler tespit edildikten sonra, Replication işlemi tüm sunucuların aynı olmasını sağlar. </text:p>
      <text:p text:style-name="P15">Replication dağıtık veritabanlarının boyutuna ve sayısına bağlı olarak karmaşık ve zaman alıcı olabilir (bilgisayar kaynaklarını çok kullanabilir).</text:p>
      <text:p text:style-name="P11"/>
      <text:p text:style-name="P31">Fragmentation (Parçalama)</text:p>
      <text:p text:style-name="P18">Verinin farklı saklama düğümlerine gönderilmek üzere nasıl parçalanacağı belirlenirken 3 farklı yöntemden biri tercih edilebilir:</text:p>
      <text:list xml:id="list4221191216" text:style-name="L2">
        <text:list-item>
          <text:p text:style-name="P29">Dikey parçalama: Tablonun sütunlarının farklı düğümlerde olacak şekilde parçalanması</text:p>
        </text:list-item>
        <text:list-item>
          <text:p text:style-name="P29">Yatay parçalama: Belirli bir kriter ile kayıtların parçalanması</text:p>
        </text:list-item>
        <text:list-item>
          <text:p text:style-name="P29">Hibrit parçalama: Belirli sütunlardaki verilerden seçilen kritere göre kayıtların parçalanması</text:p>
        </text:list-item>
      </text:list>
      <text:p text:style-name="P11"/>
      <text:p text:style-name="P34">Duplication (Kopyalama)</text:p>
      <text:p text:style-name="P35"/>
      <text:p text:style-name="P35">Duplication işleminde master olarak tanımlanan bir veritabanı, belirli zaman aralıkları ile replica olarak bilinen diğer veritabanlarına kopyalanır. </text:p>
      <text:p text:style-name="P15">Bu işlemde, istemciler yalnızca master veritabanı üzerinde değişiklik yapabilir. Bu nedenle DML işlemlerinde yük dengeleme yoktur.</text:p>
      <text:p text:style-name="P15">Sorgularda replica’lar kullanılabildiği için yük dengeleme vardır.</text:p>
      <text:p text:style-name="P15">Master'dan replica'lara doğru tek yönlü bir güncelleme yapıldığı için işlem basit ve hızlıdır.</text:p>
      <text:p text:style-name="P15"/>
      <text:p text:style-name="P15"/>
      <text:p text:style-name="P15"/>
      <text:p text:style-name="P15"/>
      <text:p text:style-name="P15"/>
      <text:p text:style-name="P21"><text:soft-page-break/>Dağıtık Sistem Örnekleri</text:p>
      <text:p text:style-name="P15"/>
      <text:p text:style-name="P20">Internet</text:p>
      <text:p text:style-name="P15">Internet, geniş bir dağıtık sistemdir. Internet kullanıcıları WWW, e-posta, dosya transferi servislerinden yararlanırlar.</text:p>
      <text:p text:style-name="P38"/>
      <text:p text:style-name="P38"/>
      <text:p text:style-name="P36"><text:span text:style-name="T22">D</text:span><text:span text:style-name="T3">ağıtık sistem</text:span><text:span text:style-name="T5">lerin temel prensipleri</text:span></text:p>
      <text:p text:style-name="P26"><text:span text:style-name="T1">Dağıtık sistemler ile, pratikte tek bir işlem gücüyle yapılabilecek işleri daha büyük ölçekte yapabilmek amaçlanır. </text:span></text:p>
      <text:p text:style-name="P38"/>
      <text:p text:style-name="P40">Dağıtık veritabanın fiziksel bileşenleri</text:p>
      <text:p text:style-name="P40"><text:span text:style-name="T9"/></text:p>
      <text:p text:style-name="P39"><text:span text:style-name="T9">CPU, RAM ve HDD</text:span>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arsayılan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Dolgusuz_20_nesne" style:display-name="Dolgusuz nesne" style:family="paragraph" style:parent-style-name="Varsayılan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ılan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Başlık_20_A4" style:display-name="Başlık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Başlangıç_20_A4" style:display-name="Başlangıç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Metin_20_A4" style:display-name="Metin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Başlık_20_A0" style:display-name="Başlık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Başlangıç_20_A0" style:display-name="Başlangıç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Metin_20_A0" style:display-name="Metin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Şekiller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durulmuş" style:family="paragraph" style:parent-style-name="Şekiller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Mavi" style:display-name="Dolgun Mavi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Yeşil" style:display-name="Dolgun Yeşil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Kırmızı" style:display-name="Dolgun Kırmızı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Dolgun_20_Sarı" style:display-name="Dolgun Sarı" style:family="paragraph" style:parent-style-name="Doldurulmuş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nahat" style:family="paragraph" style:parent-style-name="Şekiller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Mavi_20_Anahat" style:display-name="Mavi Anahat" style:family="paragraph" style:parent-style-name="Anahat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Yeşil_20_Anahat" style:display-name="Yeşil Anahat" style:family="paragraph" style:parent-style-name="Anahat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Kırmızı_20_Anahat" style:display-name="Kırmızı Anahat" style:family="paragraph" style:parent-style-name="Anahat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Sarı_20_Anahat" style:display-name="Sarı Anahat" style:family="paragraph" style:parent-style-name="Anahat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Çizgiler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Ok_20_Çizgi" style:display-name="Ok Çizgi" style:family="paragraph" style:parent-style-name="Çizgiler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Kesik_20_Çizgi" style:display-name="Kesik Çizgi" style:family="paragraph" style:parent-style-name="Çizgiler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aşlık_20_ve_20_İçerik_7e_LT_7e_Gliederung_20_1" style:display-name="Başlık ve İçeri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aşlık_20_ve_20_İçerik_7e_LT_7e_Gliederung_20_2" style:display-name="Başlık ve İçerik~LT~Gliederung 2" style:family="paragraph" style:parent-style-name="Başlık_20_ve_20_İçeri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aşlık_20_ve_20_İçerik_7e_LT_7e_Gliederung_20_3" style:display-name="Başlık ve İçerik~LT~Gliederung 3" style:family="paragraph" style:parent-style-name="Başlık_20_ve_20_İçeri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4" style:display-name="Başlık ve İçerik~LT~Gliederung 4" style:family="paragraph" style:parent-style-name="Başlık_20_ve_20_İçeri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5" style:display-name="Başlık ve İçerik~LT~Gliederung 5" style:family="paragraph" style:parent-style-name="Başlık_20_ve_20_İçeri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6" style:display-name="Başlık ve İçerik~LT~Gliederung 6" style:family="paragraph" style:parent-style-name="Başlık_20_ve_20_İçeri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7" style:display-name="Başlık ve İçerik~LT~Gliederung 7" style:family="paragraph" style:parent-style-name="Başlık_20_ve_20_İçeri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8" style:display-name="Başlık ve İçerik~LT~Gliederung 8" style:family="paragraph" style:parent-style-name="Başlık_20_ve_20_İçeri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9" style:display-name="Başlık ve İçerik~LT~Gliederung 9" style:family="paragraph" style:parent-style-name="Başlık_20_ve_20_İçeri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Titel" style:display-name="Başlık ve İçeri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aşlık_20_ve_20_İçerik_7e_LT_7e_Untertitel" style:display-name="Başlık ve İçeri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aşlık_20_ve_20_İçerik_7e_LT_7e_Notizen" style:display-name="Başlık ve İçeri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aşlık_20_ve_20_İçerik_7e_LT_7e_Hintergrundobjekte" style:display-name="Başlık ve İçeri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aşlık_20_ve_20_İçerik_7e_LT_7e_Hintergrund" style:display-name="Başlık ve İçeri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Arkaplan_20_Nesneleri" style:display-name="Arkaplan Nesneleri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Arka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Gliederung_20_1" style:display-name="Boş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oş_7e_LT_7e_Gliederung_20_2" style:display-name="Boş~LT~Gliederung 2" style:family="paragraph" style:parent-style-name="Boş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oş_7e_LT_7e_Gliederung_20_3" style:display-name="Boş~LT~Gliederung 3" style:family="paragraph" style:parent-style-name="Boş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Gliederung_20_4" style:display-name="Boş~LT~Gliederung 4" style:family="paragraph" style:parent-style-name="Boş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Gliederung_20_5" style:display-name="Boş~LT~Gliederung 5" style:family="paragraph" style:parent-style-name="Boş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Gliederung_20_6" style:display-name="Boş~LT~Gliederung 6" style:family="paragraph" style:parent-style-name="Boş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Gliederung_20_7" style:display-name="Boş~LT~Gliederung 7" style:family="paragraph" style:parent-style-name="Boş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Gliederung_20_8" style:display-name="Boş~LT~Gliederung 8" style:family="paragraph" style:parent-style-name="Boş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Gliederung_20_9" style:display-name="Boş~LT~Gliederung 9" style:family="paragraph" style:parent-style-name="Boş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ş_7e_LT_7e_Titel" style:display-name="Boş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oş_7e_LT_7e_Untertitel" style:display-name="Boş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oş_7e_LT_7e_Notizen" style:display-name="Boş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Boş_7e_LT_7e_Hintergrundobjekte" style:display-name="Boş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oş_7e_LT_7e_Hintergrund" style:display-name="Boş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05T03:26:03.991000000</dc:date>
    <meta:editing-duration>PT54M1S</meta:editing-duration>
    <meta:editing-cycles>2</meta:editing-cycles>
    <meta:document-statistic meta:table-count="0" meta:image-count="0" meta:object-count="0" meta:page-count="4" meta:paragraph-count="70" meta:word-count="591" meta:character-count="4997" meta:non-whitespace-character-count="4467"/>
  </office:meta>
</office:document-meta>
</file>